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VersionAudit" style:family="table">
      <style:table-properties style:width="17cm" table:align="margins"/>
    </style:style>
    <style:style style:name="TabVersionAudit.A" style:family="table-column">
      <style:table-column-properties style:column-width="4.249cm" style:rel-column-width="16383*"/>
    </style:style>
    <style:style style:name="TabVersionAudit.D" style:family="table-column">
      <style:table-column-properties style:column-width="4.251cm" style:rel-column-width="16386*"/>
    </style:style>
    <style:style style:name="TabVersionAudit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VersionAudit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VersionAudit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D5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VersionAudit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VersionAudit.D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11e5f9" officeooo:paragraph-rsid="0011e5f9"/>
    </style:style>
    <style:style style:name="P2" style:family="paragraph" style:parent-style-name="Standard">
      <style:paragraph-properties fo:text-align="center" style:justify-single-word="false"/>
      <style:text-properties style:font-name="Bahnschrift Light" fo:font-size="28pt" fo:font-weight="bold" officeooo:rsid="0011e5f9" officeooo:paragraph-rsid="0011e5f9" style:font-size-asian="28pt" style:font-weight-asian="bold" style:font-size-complex="2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e5f9" officeooo:paragraph-rsid="0011e5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text-properties style:font-name="Arial Nova Light"/>
    </style:style>
    <style:style style:name="P7" style:family="paragraph" style:parent-style-name="Heading_20_1">
      <style:text-properties officeooo:paragraph-rsid="00153f22"/>
    </style:style>
    <style:style style:name="P8" style:family="paragraph" style:parent-style-name="Standard">
      <style:paragraph-properties fo:text-align="start" style:justify-single-word="false"/>
      <style:text-properties style:font-name="Bahnschrift Light" fo:font-size="28pt" fo:font-weight="bold" officeooo:rsid="0011e5f9" officeooo:paragraph-rsid="0011e5f9" style:font-size-asian="28pt" style:font-weight-asian="bold" style:font-size-complex="28pt" style:font-weight-complex="bold"/>
    </style:style>
    <style:style style:name="P9" style:family="paragraph" style:parent-style-name="Text_20_body">
      <style:text-properties officeooo:paragraph-rsid="00153f22"/>
    </style:style>
    <style:style style:name="T1" style:family="text">
      <style:text-properties officeooo:rsid="0011e5f9"/>
    </style:style>
    <style:style style:name="T2" style:family="text">
      <style:text-properties officeooo:rsid="00143cfc"/>
    </style:style>
    <style:style style:name="T3" style:family="text">
      <style:text-properties style:font-name="Arial Nova Light"/>
    </style:style>
    <style:style style:name="T4" style:family="text">
      <style:text-properties officeooo:rsid="00153f22"/>
    </style:style>
    <style:style style:name="T5" style:family="text">
      <style:text-properties style:font-name="Arial Nova Light1"/>
    </style:style>
    <style:style style:name="T6" style:family="text">
      <style:text-properties style:font-name="Arial Nova Light1" officeooo:rsid="00153f22"/>
    </style:style>
    <style:style style:name="T7" style:family="text">
      <style:text-properties style:font-name="Arial Nova Light1" fo:font-size="18pt" fo:font-weight="bold" officeooo:rsid="00153f22" style:font-size-asian="18pt" style:font-weight-asian="bold" style:font-size-complex="1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AUDIT A++ LOGISTICS</text:p>
      <text:p text:style-name="P2"/>
      <text:p text:style-name="P2"/>
      <table:table table:name="TabVersionAudit" table:style-name="TabVersionAudit" table:template-name="Simple Grid Rows">
        <table:table-column table:style-name="TabVersionAudit.A" table:number-columns-repeated="3"/>
        <table:table-column table:style-name="TabVersionAudit.D"/>
        <table:table-row table:style-name="TableLine1476061061712">
          <table:table-cell table:style-name="TabVersionAudit.A1" office:value-type="string">
            <text:p text:style-name="P3">Titre du projet</text:p>
          </table:table-cell>
          <table:table-cell table:style-name="TabVersionAudit.B1" table:number-columns-spanned="2" office:value-type="string">
            <text:p text:style-name="P4"/>
          </table:table-cell>
          <table:covered-table-cell/>
          <table:table-cell table:style-name="TabVersionAudit.A1" office:value-type="string">
            <text:p text:style-name="P3">Réf du projet</text:p>
          </table:table-cell>
        </table:table-row>
        <table:table-row table:style-name="TableLine1476061067152">
          <table:table-cell table:style-name="TabVersionAudit.A2" table:number-columns-spanned="3" office:value-type="string">
            <text:p text:style-name="P4"/>
          </table:table-cell>
          <table:covered-table-cell/>
          <table:covered-table-cell/>
          <table:table-cell table:style-name="TabVersionAudit.D2">
            <text:p text:style-name="P4"/>
          </table:table-cell>
        </table:table-row>
        <table:table-row table:style-name="TableLine1476061051648">
          <table:table-cell table:style-name="TabVersionAudit.A5" office:value-type="string">
            <text:p text:style-name="P3">Historique</text:p>
          </table:table-cell>
          <table:table-cell table:style-name="TabVersionAudit.B3" table:number-columns-spanned="3">
            <text:p text:style-name="P4"/>
          </table:table-cell>
          <table:covered-table-cell/>
          <table:covered-table-cell/>
        </table:table-row>
        <table:table-row table:style-name="TableLine1476061055184">
          <table:table-cell table:style-name="TabVersionAudit.A2" office:value-type="string">
            <text:p text:style-name="P3">Version</text:p>
          </table:table-cell>
          <table:table-cell table:style-name="TabVersionAudit.B4" office:value-type="string">
            <text:p text:style-name="P3">Auteur</text:p>
          </table:table-cell>
          <table:table-cell table:style-name="TabVersionAudit.C4" office:value-type="string">
            <text:p text:style-name="P4"><text:s/><text:span text:style-name="T1">Description</text:span></text:p>
          </table:table-cell>
          <table:table-cell table:style-name="TabVersionAudit.A2" office:value-type="string">
            <text:p text:style-name="P4"><text:s/><text:span text:style-name="T1">Date</text:span></text:p>
          </table:table-cell>
        </table:table-row>
        <table:table-row table:style-name="TableLine1476061085376">
          <table:table-cell table:style-name="TabVersionAudit.A5" office:value-type="string">
            <text:p text:style-name="P4"/>
          </table:table-cell>
          <table:table-cell table:style-name="TabVersionAudit.B3">
            <text:p text:style-name="P4"/>
          </table:table-cell>
          <table:table-cell table:style-name="TabVersionAudit.B3">
            <text:p text:style-name="P4"/>
          </table:table-cell>
          <table:table-cell table:style-name="TabVersionAudit.D5">
            <text:p text:style-name="P4"/>
          </table:table-cell>
        </table:table-row>
        <table:table-row table:style-name="TableLine1476061084560">
          <table:table-cell table:style-name="TabVersionAudit.A6" office:value-type="string">
            <text:p text:style-name="P4"/>
          </table:table-cell>
          <table:table-cell table:style-name="TabVersionAudit.B6">
            <text:p text:style-name="P4"/>
          </table:table-cell>
          <table:table-cell table:style-name="TabVersionAudit.B6">
            <text:p text:style-name="P4"/>
          </table:table-cell>
          <table:table-cell table:style-name="TabVersionAudit.D6">
            <text:p text:style-name="P4"/>
          </table:table-cell>
        </table:table-row>
      </table:table>
      <text:p text:style-name="P2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5">Table des matières</text:p>
          </text:index-title>
        </text:index-body>
      </text:table-of-content>
      <text:p text:style-name="P8"/>
      <text:h text:style-name="P6" text:outline-level="1"><text:span text:style-name="T2">1. </text:span>Introduction </text:h>
      <text:h text:style-name="P7" text:outline-level="1"><text:span text:style-name="T3">2. Portée de l’audit</text:span></text:h>
      <text:h text:style-name="P7" text:outline-level="1"><text:span text:style-name="T3">3. Objectifs de l’audit</text:span></text:h>
      <text:h text:style-name="P7" text:outline-level="1"><text:span text:style-name="T5">4. M</text:span><text:span text:style-name="T6">é</text:span><text:span text:style-name="T5">thodologie</text:span></text:h>
      <text:h text:style-name="P7" text:outline-level="1"><text:span text:style-name="T3">5. Résultat observation de l’audit</text:span></text:h>
      <text:p text:style-name="P9"><text:span text:style-name="T3"/></text:p>
      <text:p text:style-name="P9"><text:span text:style-name="T7">6. Observation de l’Audit ( Opinion)</text:span></text:p>
      <text:p text:style-name="Text_20_body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Header">
      <style:text-properties officeooo:rsid="0011e5f9" officeooo:paragraph-rsid="0011e5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pport d’audit version 1.0 <text:s text:c="82"/>A++ Logistics</text:p>
      </style:header>
      <style:footer>
        <text:p text:style-name="Footer"><text:page-number text:select-page="current">2</text:page-number><text:s text:c="127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6T14:31:54.504000000</meta:creation-date>
    <dc:date>2020-11-17T16:49:42.505000000</dc:date>
    <meta:editing-duration>PT2H6M46S</meta:editing-duration>
    <meta:editing-cycles>3</meta:editing-cycles>
    <meta:generator>LibreOffice/7.0.2.2$Windows_X86_64 LibreOffice_project/8349ace3c3162073abd90d81fd06dcfb6b36b994</meta:generator>
    <meta:document-statistic meta:table-count="1" meta:image-count="0" meta:object-count="0" meta:page-count="2" meta:paragraph-count="17" meta:word-count="47" meta:character-count="500" meta:non-whitespace-character-count="258"/>
  </office:meta>
</office:document-meta>
</file>